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text-properties style:font-name="Arial" fo:font-size="12pt" style:font-size-asian="12pt" style:font-name-complex="Arial" style:font-size-complex="12pt"/>
    </style:style>
    <style:style style:name="P3" style:family="paragraph" style:parent-style-name="Normal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Normal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Titel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WW_5f_CharLFO1LVL1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Log 2012-03-15</text:p>
      <text:p text:style-name="P1">Deltagere fremmødt: Sam, Nicolaj, René, Søren, Cong, Michael<text:line-break/>Digitalt fremmødt: Ingen<text:line-break/>Ikke fremmødt: Yusuf (Ingen advarsel)</text:p>
      <text:p text:style-name="P1">Folk har sat sig på diverse opgaver.</text:p>
      <text:p text:style-name="P1">Umiddelbart ingen problemer i dette – det eneste, der er 'dårligt', er, at man ikke kan sætte sig to personer på én task. </text:p>
      <text:p text:style-name="P1">DSL-sproget kan man skrive et par linjer og se, om den kalder de rigtige funktionaliteter.</text:p>
      <text:p text:style-name="P3">Møde i morgen på skype kl. 11.00.</text:p>
      <text:p text:style-name="P4">Endvidere vil der være et møde søndag – Michael vil skrive tidspunkt gennem en mai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Sam Luu Tong</meta:initial-creator>
    <meta:creation-date>2012-02-23T07:52:00Z</meta:creation-date>
    <dc:date>2012-03-15T11:04:02.50</dc:date>
    <meta:editing-cycles>5</meta:editing-cycles>
    <meta:editing-duration>PT5M12S</meta:editing-duration>
    <meta:document-statistic meta:table-count="0" meta:image-count="0" meta:object-count="0" meta:page-count="1" meta:paragraph-count="7" meta:word-count="85" meta:character-count="503" meta:non-whitespace-character-count="423"/>
    <meta:template xlink:type="simple" xlink:actuate="onRequest" xlink:title="" xlink:href="Normal"/>
  </office:meta>
</office:document-meta>
</file>